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mbria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officeooo:rsid="001c4a67" officeooo:paragraph-rsid="001c4a67"/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List_20_Paragraph" style:list-style-name="WWNum2">
      <style:paragraph-properties fo:margin-top="0in" fo:margin-bottom="0in" loext:contextual-spacing="true"/>
    </style:style>
    <style:style style:name="P7" style:family="paragraph" style:parent-style-name="Text_20_body_20__28_user_29_">
      <style:paragraph-properties fo:margin-top="0in" fo:margin-bottom="0in" loext:contextual-spacing="false"/>
    </style:style>
    <style:style style:name="P8" style:family="paragraph" style:parent-style-name="Text_20_body_20__28_user_29_">
      <style:paragraph-properties fo:margin-top="0in" fo:margin-bottom="0in" loext:contextual-spacing="false"/>
      <style:text-properties style:font-name="Calibri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" style:family="text">
      <style:text-properties style:font-name="Cambria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style:text-position="super 58%" fo:font-size="12pt" style:font-size-asian="12pt" style:font-size-complex="12pt"/>
    </style:style>
    <style:style style:name="T7" style:family="text">
      <style:text-properties style:font-name="Calibri"/>
    </style:style>
    <style:style style:name="T8" style:family="text"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CURRICULUM VITAE</text:span></text:p>
      <text:p text:style-name="Standard"><text:span text:style-name="T2">Name: Muia Nevins Alex</text:span></text:p>
      <text:p text:style-name="Standard"><text:span text:style-name="T2">Gender: Male</text:span></text:p>
      <text:p text:style-name="Standard"><text:span text:style-name="T2">Date of Birth: 10/12/1992</text:span></text:p>
      <text:p text:style-name="Standard"><text:span text:style-name="T3">Nationality: Kenyan</text:span></text:p>
      <text:p text:style-name="Standard"><text:span text:style-name="T2">Religion: Christian</text:span></text:p>
      <text:p text:style-name="Standard"><text:span text:style-name="T2">Languages: English, Kiswahili</text:span></text:p>
      <text:p text:style-name="Standard"><text:span text:style-name="T2">Marital status: Single</text:span></text:p>
      <text:p text:style-name="Standard"><text:span text:style-name="T2">Phone: 0707535013 </text:span></text:p>
      <text:p text:style-name="Standard"><text:span text:style-name="T2">Email: </text:span><text:a xlink:type="simple" xlink:href="mailto:alexmuia31@gmail.com" text:style-name="ListLabel_20_10" text:visited-style-name="ListLabel_20_10"><text:span text:style-name="Internet_20_link"><text:span text:style-name="T2">alexmuia31@gmail.com</text:span></text:span></text:a></text:p>
      <text:p text:style-name="P1"/>
      <text:p text:style-name="Standard"><text:span text:style-name="T1">EDUCATION BACKGROUND AND QUALIFICATIONS</text:span></text:p>
      <text:p text:style-name="Standard"><text:span text:style-name="T3">2013 to date: Jomo Kenyatta University of Agriculture and Technology. Bachelor of Business Information Technology (4</text:span><text:span text:style-name="T6">th</text:span><text:span text:style-name="T3"> year). Also pursuing Cisco Certified Network Associate (CCNA) certification.</text:span></text:p>
      <text:p text:style-name="Standard"><text:span text:style-name="T3">2009-2010: Kauwi Secondary School</text:span></text:p>
      <text:p text:style-name="Standard"><text:span text:style-name="T3"><text:s text:c="22"/>K.C.S.E mean grade B-(minus)</text:span></text:p>
      <text:p text:style-name="Standard"><text:span text:style-name="T3">2007-2008: Poror High School</text:span></text:p>
      <text:p text:style-name="Standard"><text:span text:style-name="T3">2006- 2007: Migori Boys High School</text:span></text:p>
      <text:p text:style-name="Standard"><text:span text:style-name="T3">1998-2005: St. Joseph’s Ombo Primary School</text:span></text:p>
      <text:p text:style-name="Standard"><text:span text:style-name="T1">KEY COMPETENCIES</text:span></text:p>
      <text:p text:style-name="Standard"><text:span text:style-name="T1">Personal skills</text:span></text:p>
      <text:p text:style-name="P4"><text:span text:style-name="T3">Ability to work independently.</text:span></text:p>
      <text:p text:style-name="P4"><text:span text:style-name="T3">Good communication skills.</text:span></text:p>
      <text:p text:style-name="P4"><text:span text:style-name="T3">Flexibility to adapt to different roles.</text:span></text:p>
      <text:p text:style-name="P7"><text:span text:style-name="T7">Team player Positive and Proactive Team Player.</text:span></text:p>
      <text:p text:style-name="P8"/>
      <text:p text:style-name="P7"><text:span text:style-name="T8">Interpersonal Skills.       </text:span></text:p>
      <text:p text:style-name="P7"><text:span text:style-name="T7">Assertiveness.</text:span></text:p>
      <text:p text:style-name="P7"><text:span text:style-name="T7">Research &amp; Analytical Skills.</text:span></text:p>
      <text:p text:style-name="P7"><text:span text:style-name="T7">Excellent Time Management. </text:span></text:p>
      <text:p text:style-name="P7"><text:soft-page-break/><text:span text:style-name="T7">Excellent Attention to Detail.</text:span></text:p>
      <text:p text:style-name="Standard"/>
      <text:p text:style-name="Standard"><text:span text:style-name="T1">Working Experience</text:span></text:p>
      <text:p text:style-name="Standard"><text:span text:style-name="T5">Jan 2013-july 2014;</text:span><text:span text:style-name="T3"> Regnum Financial Planners.</text:span></text:p>
      <text:p text:style-name="Standard"><text:span text:style-name="T3"><text:s text:c="7"/>Position: Sales representative. </text:span></text:p>
      <text:p text:style-name="Standard"><text:span text:style-name="T3"><text:s text:c="7"/>Roles: Doing financial analysis and explaining Products to clients.</text:span></text:p>
      <text:p text:style-name="P2"/>
      <text:p text:style-name="Standard"><text:span text:style-name="T5">Feb 2015- May 2015;</text:span><text:span text:style-name="T3"> ICT Pasha Center kitengela.</text:span></text:p>
      <text:p text:style-name="Standard"><text:span text:style-name="T3"><text:s text:c="7"/>Position: Teacher</text:span></text:p>
      <text:p text:style-name="P2"/>
      <text:p text:style-name="Standard"><text:span text:style-name="T5">Nov 2015- April 2016;</text:span><text:span text:style-name="T3"> Ministry of ICT and Innovation</text:span></text:p>
      <text:p text:style-name="Standard"><text:span text:style-name="T3"><text:s text:c="7"/>Position: Intern in the ICT department. </text:span></text:p>
      <text:p text:style-name="Standard"><text:span text:style-name="T3"><text:s text:c="7"/>Role: Providing IT support.</text:span></text:p>
      <text:p text:style-name="P3"><text:span text:style-name="Strong_20_Emphasis"><text:span text:style-name="T3">2019- Present; </text:span></text:span><text:span text:style-name="T3">Web developer.</text:span></text:p>
      <text:p text:style-name="Standard"><text:span text:style-name="T1">Hobbies</text:span></text:p>
      <text:p text:style-name="Standard"><text:span text:style-name="T3"><text:s/>Swimming and skating.</text:span></text:p>
      <text:p text:style-name="Standard"><text:span text:style-name="T1">Referees</text:span></text:p>
      <text:list xml:id="list2410745922" text:style-name="WWNum2">
        <text:list-item>
          <text:p text:style-name="P6"><text:span text:style-name="T3">Mr. Peter kiema</text:span></text:p>
        </text:list-item>
      </text:list>
      <text:p text:style-name="P4"><text:span text:style-name="T3">Regnum Financial Planners,</text:span></text:p>
      <text:p text:style-name="P4"><text:span text:style-name="T3">Telephone number: 0724105238.</text:span></text:p>
      <text:list xml:id="list172147628389525" text:continue-numbering="true" text:style-name="WWNum2">
        <text:list-item>
          <text:p text:style-name="P6">Ms. Violet Murwa</text:p>
        </text:list-item>
      </text:list>
      <text:p text:style-name="P4">Ministry of ICT Kenya.</text:p>
      <text:p text:style-name="P4">Telephone number: 0738813509<text:bookmark text:name="_GoBack"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xt_20_body_20__28_user_29_" style:display-name="Text body (user)" style:family="paragraph" style:parent-style-name="Standard" style:default-outline-level="">
      <style:paragraph-properties fo:margin-top="0in" fo:margin-bottom="0.0835in" loext:contextual-spacing="false" fo:line-height="100%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fo:font-size="12pt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Muia</meta:initial-creator>
    <meta:editing-cycles>11</meta:editing-cycles>
    <meta:creation-date>2014-08-04T06:16:00</meta:creation-date>
    <dc:date>2019-12-24T17:21:45.846262109</dc:date>
    <meta:editing-duration>PT1H4M26S</meta:editing-duration>
    <meta:generator>LibreOffice/6.0.7.3$Linux_X86_64 LibreOffice_project/00m0$Build-3</meta:generator>
    <meta:document-statistic meta:table-count="0" meta:image-count="0" meta:object-count="0" meta:page-count="2" meta:paragraph-count="47" meta:word-count="196" meta:character-count="1521" meta:non-whitespace-character-count="13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